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4.195cm" fo:min-width="9.6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4.445cm" svg:x="10.144cm" svg:y="8.112cm">
          <text:p text:style-name="P1">PROCES DE<text:line-break/>CALCUL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461cm" svg:y1="10.271cm" svg:x2="10.144cm" svg:y2="10.271cm">
          <text:p/>
        </draw:line>
        <draw:line draw:style-name="gr2" draw:text-style-name="P3" draw:layer="layout" svg:x1="20.304cm" svg:y1="10.271cm" svg:x2="23.987cm" svg:y2="10.271cm">
          <text:p/>
        </draw:line>
        <draw:frame draw:style-name="gr3" draw:text-style-name="P4" draw:layer="layout" svg:width="3.302cm" svg:height="2.384cm" svg:x="2.905cm" svg:y="9.382cm">
          <draw:text-box>
            <text:p>DATE DE INTRARE</text:p>
            <text:p>(INPUT)</text:p>
          </draw:text-box>
        </draw:frame>
        <draw:frame draw:style-name="gr4" draw:text-style-name="P4" draw:layer="layout" svg:width="4.064cm" svg:height="3.095cm" svg:x="23.987cm" svg:y="9.128cm">
          <draw:text-box>
            <text:p>DATE DE IESIRE (OUTPUT) </text:p>
            <text:p>sau rezulta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9T12:00:25.651376162</meta:creation-date>
    <dc:date>2020-11-13T08:46:23.059881529</dc:date>
    <meta:editing-duration>P3DT20H14M54S</meta:editing-duration>
    <meta:editing-cycles>3</meta:editing-cycles>
    <meta:generator>LibreOffice/6.1.5.2$MacOSX_X86_64 LibreOffice_project/90f8dcf33c87b3705e78202e3df5142b201bd805</meta:generator>
    <meta:document-statistic meta:object-count="5"/>
  </office:meta>
</office:document-meta>
</file>